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3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 8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9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4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5])" office:value-type="float" office:value="47.9166666666667" calcext:value-type="float">
            <text:p>47.92</text:p>
          </table:table-cell>
          <table:table-cell table:number-columns-repeated="9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9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9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9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8:17:47.846708023</dc:date>
    <meta:editing-duration>P15DT23H28M8S</meta:editing-duration>
    <meta:editing-cycles>300</meta:editing-cycles>
    <meta:generator>LibreOffice/5.1.6.2$Linux_X86_64 LibreOffice_project/10m0$Build-2</meta:generator>
    <meta:document-statistic meta:table-count="5" meta:cell-count="4648" meta:object-count="0"/>
  </office:meta>
</office:document-meta>
</file>